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owhouse Light" svg:font-family="'Bowhouse Light'" style:font-pitch="variable"/>
    <style:font-face style:name="Bowhouse Regular" svg:font-family="'Bowhouse Regular'" style:font-pitch="variable"/>
    <style:font-face style:name="Nova SOLID" svg:font-family="'Nova SOLID'" style:font-pitch="variable"/>
    <style:font-face style:name="orange juice" svg:font-family="'orange juice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orange juice" fo:font-size="88pt" officeooo:rsid="000d1d48" officeooo:paragraph-rsid="000d1d48" style:font-size-asian="88pt" style:font-size-complex="88pt"/>
    </style:style>
    <style:style style:name="P2" style:family="paragraph" style:parent-style-name="Standard">
      <style:text-properties style:font-name="orange juice" fo:font-size="88pt" officeooo:rsid="000ee4f5" officeooo:paragraph-rsid="000ee4f5" style:font-size-asian="88pt" style:font-size-complex="88pt"/>
    </style:style>
    <style:style style:name="P3" style:family="paragraph" style:parent-style-name="Standard">
      <style:text-properties style:font-name="orange juice" fo:font-size="96pt" officeooo:rsid="000d1d48" officeooo:paragraph-rsid="000d1d48" style:font-size-asian="96pt" style:font-size-complex="96pt"/>
    </style:style>
    <style:style style:name="P4" style:family="paragraph" style:parent-style-name="Standard">
      <style:text-properties style:font-name="Nova SOLID" fo:font-size="80pt" fo:font-style="normal" style:text-underline-style="none" fo:font-weight="normal" officeooo:rsid="000eeaa5" officeooo:paragraph-rsid="000eeaa5" style:font-size-asian="70pt" style:font-style-asian="normal" style:font-weight-asian="normal" style:font-size-complex="80pt" style:font-style-complex="normal" style:font-weight-complex="normal"/>
    </style:style>
    <style:style style:name="P5" style:family="paragraph" style:parent-style-name="Standard">
      <style:text-properties style:font-name="Bowhouse Light" fo:font-size="96pt" officeooo:rsid="000eeaa5" officeooo:paragraph-rsid="000eeaa5" style:font-size-asian="96pt" style:font-size-complex="96pt"/>
    </style:style>
    <style:style style:name="P6" style:family="paragraph" style:parent-style-name="Standard">
      <style:text-properties style:font-name="Bowhouse Regular" fo:font-size="96pt" fo:font-style="normal" style:text-underline-style="none" fo:font-weight="normal" officeooo:rsid="000eeaa5" officeooo:paragraph-rsid="000eeaa5" style:font-size-asian="96pt" style:font-style-asian="normal" style:font-weight-asian="normal" style:font-size-complex="96pt" style:font-style-complex="normal" style:font-weight-complex="normal"/>
    </style:style>
    <style:style style:name="T1" style:family="text">
      <style:text-properties officeooo:rsid="000eea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5">Hubbub</text:p>
      <text:p text:style-name="P3"><text:span text:style-name="T1">H</text:span>ubbub</text:p>
      <text:p text:style-name="P4">Hubbub</text:p>
      <text:p text:style-name="P6">hubbub</text:p>
      <text:p text:style-name="P6"><text:soft-page-break/>h</text:p>
      <text:p text:style-name="P6">b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owhouse Light" svg:font-family="'Bowhouse Light'" style:font-pitch="variable"/>
    <style:font-face style:name="Bowhouse Regular" svg:font-family="'Bowhouse Regular'" style:font-pitch="variable"/>
    <style:font-face style:name="Nova SOLID" svg:font-family="'Nova SOLID'" style:font-pitch="variable"/>
    <style:font-face style:name="orange juice" svg:font-family="'orange juice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20:21:03.802433980</meta:creation-date>
    <dc:title>Collegate Format</dc:title>
    <meta:editing-duration>PT53M8S</meta:editing-duration>
    <meta:editing-cycles>2</meta:editing-cycles>
    <meta:generator>LibreOffice/4.2.7.2$Linux_X86_64 LibreOffice_project/420m0$Build-2</meta:generator>
    <dc:date>2014-11-17T00:45:52.759085512</dc:date>
    <meta:document-statistic meta:table-count="0" meta:image-count="0" meta:object-count="0" meta:page-count="2" meta:paragraph-count="6" meta:word-count="6" meta:character-count="26" meta:non-whitespace-character-count="26"/>
    <meta:template xlink:type="simple" xlink:actuate="onRequest" xlink:title="Collegate Format" xlink:href="../../../../../.config/libreoffice/4/user/template/Collegate%20Format.ott" meta:date="2014-11-16T20:21:03.235478516"/>
  </office:meta>
</office:document-meta>
</file>